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1.272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25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1" calcext:value-type="float">
            <text:p>201</text:p>
          </table:table-cell>
          <table:table-cell table:style-name="ce3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9" calcext:value-type="float">
            <text:p>159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style-name="ce3"/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5"/>
          <table:table-cell/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25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3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26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4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26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6"/>
          <table:table-cell/>
          <table:table-cell table:style-name="ce3" table:number-columns-repeated="5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6" calcext:value-type="float">
            <text:p>126</text:p>
          </table:table-cell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26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05" calcext:value-type="float">
            <text:p>105</text:p>
          </table:table-cell>
          <table:table-cell table:style-name="ce3"/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9"/>
          <table:table-cell table:number-columns-repeated="3" table:style-name="ce3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6" calcext:value-type="float">
            <text:p>236</text:p>
          </table:table-cell>
          <table:table-cell office:value-type="string" calcext:value-type="string">
            <text:p>26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number-columns-repeated="3"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235" calcext:value-type="float">
            <text:p>235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?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27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?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?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8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27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27-04-2023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3" office:value-type="string" calcext:value-type="string">
            <text:p>GA</text:p>
          </table:table-cell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late 10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3" table:style-name="ce3" office:value-type="string" calcext:value-type="string">
            <text:p>GA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/>
          <table:table-cell table:number-columns-repeated="3" table:style-name="ce3" office:value-type="string" calcext:value-type="string">
            <text:p>BL</text:p>
          </table:table-cell>
          <table:table-cell table:style-name="ce3" table:number-columns-repeated="6"/>
          <table:table-cell/>
        </table:table-row>
        <table:table-row table:style-name="ro2" table:number-rows-repeated="1048475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BabelStone Han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18:18.958072469</meta:creation-date>
    <dc:date>2023-04-28T09:31:40.779069493</dc:date>
    <meta:editing-duration>PT7H52M</meta:editing-duration>
    <meta:editing-cycles>3</meta:editing-cycles>
    <meta:generator>LibreOffice/7.5.2.2$Linux_X86_64 LibreOffice_project/50$Build-2</meta:generator>
    <meta:document-statistic meta:table-count="1" meta:cell-count="993" meta:object-count="0"/>
  </office:meta>
</office:document-meta>
</file>